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% of GDP) </text:p>
          </table:table-cell>
          <table:table-cell/>
        </table:table-row>
        <table:table-row table:style-name="ro1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8.78</text:p>
          </table:table-cell>
          <table:table-cell table:formula="of:=[.B2]" office:value-type="string" office:string-value="8.78" calcext:value-type="string">
            <text:p>8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8.17</text:p>
          </table:table-cell>
          <table:table-cell table:formula="of:=[.B3]" office:value-type="string" office:string-value="8.17" calcext:value-type="string">
            <text:p>8.1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5.70</text:p>
          </table:table-cell>
          <table:table-cell table:formula="of:=[.B4]" office:value-type="string" office:string-value="5.70" calcext:value-type="string">
            <text:p>5.7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5.27</text:p>
          </table:table-cell>
          <table:table-cell table:formula="of:=[.B5]" office:value-type="string" office:string-value="5.27" calcext:value-type="string">
            <text:p>5.2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5.10</text:p>
          </table:table-cell>
          <table:table-cell table:formula="of:=[.B6]" office:value-type="string" office:string-value="5.10" calcext:value-type="string">
            <text:p>5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5.06</text:p>
          </table:table-cell>
          <table:table-cell table:formula="of:=[.B7]" office:value-type="string" office:string-value="5.06" calcext:value-type="string">
            <text:p>5.0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4.99</text:p>
          </table:table-cell>
          <table:table-cell table:formula="of:=[.B8]" office:value-type="string" office:string-value="4.99" calcext:value-type="string">
            <text:p>4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4.68</text:p>
          </table:table-cell>
          <table:table-cell table:formula="of:=[.B9]" office:value-type="string" office:string-value="4.68" calcext:value-type="string">
            <text:p>4.6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4.25</text:p>
          </table:table-cell>
          <table:table-cell table:formula="of:=[.B10]" office:value-type="string" office:string-value="4.25" calcext:value-type="string">
            <text:p>4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4.03</text:p>
          </table:table-cell>
          <table:table-cell table:formula="of:=[.B11]" office:value-type="string" office:string-value="4.03" calcext:value-type="string">
            <text:p>4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4.00</text:p>
          </table:table-cell>
          <table:table-cell table:formula="of:=[.B12]" office:value-type="string" office:string-value="4.00" calcext:value-type="string">
            <text:p>4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3.98</text:p>
          </table:table-cell>
          <table:table-cell table:formula="of:=[.B13]" office:value-type="string" office:string-value="3.98" calcext:value-type="string">
            <text:p>3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3.93</text:p>
          </table:table-cell>
          <table:table-cell table:formula="of:=[.B14]" office:value-type="string" office:string-value="3.93" calcext:value-type="string">
            <text:p>3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3.78</text:p>
          </table:table-cell>
          <table:table-cell table:formula="of:=[.B15]" office:value-type="string" office:string-value="3.78" calcext:value-type="string">
            <text:p>3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3.77</text:p>
          </table:table-cell>
          <table:table-cell table:formula="of:=[.B16]" office:value-type="string" office:string-value="3.77" calcext:value-type="string">
            <text:p>3.7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3.60</text:p>
          </table:table-cell>
          <table:table-cell table:formula="of:=[.B17]" office:value-type="string" office:string-value="3.60" calcext:value-type="string">
            <text:p>3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3.50</text:p>
          </table:table-cell>
          <table:table-cell table:formula="of:=[.B18]" office:value-type="string" office:string-value="3.50" calcext:value-type="string">
            <text:p>3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3.42</text:p>
          </table:table-cell>
          <table:table-cell table:formula="of:=[.B19]" office:value-type="string" office:string-value="3.42" calcext:value-type="string">
            <text:p>3.4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3.35</text:p>
          </table:table-cell>
          <table:table-cell table:formula="of:=[.B20]" office:value-type="string" office:string-value="3.35" calcext:value-type="string">
            <text:p>3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3.30</text:p>
          </table:table-cell>
          <table:table-cell table:formula="of:=[.B21]" office:value-type="string" office:string-value="3.30" calcext:value-type="string">
            <text:p>3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3.25</text:p>
          </table:table-cell>
          <table:table-cell table:formula="of:=[.B22]" office:value-type="string" office:string-value="3.25" calcext:value-type="string">
            <text:p>3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3.10</text:p>
          </table:table-cell>
          <table:table-cell table:formula="of:=[.B23]" office:value-type="string" office:string-value="3.10" calcext:value-type="string">
            <text:p>3.1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3.02</text:p>
          </table:table-cell>
          <table:table-cell table:formula="of:=[.B24]" office:value-type="string" office:string-value="3.02" calcext:value-type="string">
            <text:p>3.0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3.00</text:p>
          </table:table-cell>
          <table:table-cell table:formula="of:=[.B25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2.93</text:p>
          </table:table-cell>
          <table:table-cell table:formula="of:=[.B26]" office:value-type="string" office:string-value="2.93" calcext:value-type="string">
            <text:p>2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2.87</text:p>
          </table:table-cell>
          <table:table-cell table:formula="of:=[.B27]" office:value-type="string" office:string-value="2.87" calcext:value-type="string">
            <text:p>2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2.87</text:p>
          </table:table-cell>
          <table:table-cell table:formula="of:=[.B28]" office:value-type="string" office:string-value="2.87" calcext:value-type="string">
            <text:p>2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2.78</text:p>
          </table:table-cell>
          <table:table-cell table:formula="of:=[.B29]" office:value-type="string" office:string-value="2.78" calcext:value-type="string">
            <text:p>2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2.73</text:p>
          </table:table-cell>
          <table:table-cell table:formula="of:=[.B30]" office:value-type="string" office:string-value="2.73" calcext:value-type="string">
            <text:p>2.7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2.67</text:p>
          </table:table-cell>
          <table:table-cell table:formula="of:=[.B31]" office:value-type="string" office:string-value="2.67" calcext:value-type="string">
            <text:p>2.6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2.62</text:p>
          </table:table-cell>
          <table:table-cell table:formula="of:=[.B32]" office:value-type="string" office:string-value="2.62" calcext:value-type="string">
            <text:p>2.6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2.55</text:p>
          </table:table-cell>
          <table:table-cell table:formula="of:=[.B33]" office:value-type="string" office:string-value="2.55" calcext:value-type="string">
            <text:p>2.5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2.47</text:p>
          </table:table-cell>
          <table:table-cell table:formula="of:=[.B34]" office:value-type="string" office:string-value="2.47" calcext:value-type="string">
            <text:p>2.4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2.45</text:p>
          </table:table-cell>
          <table:table-cell table:formula="of:=[.B35]" office:value-type="string" office:string-value="2.45" calcext:value-type="string">
            <text:p>2.4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2.42</text:p>
          </table:table-cell>
          <table:table-cell table:formula="of:=[.B36]" office:value-type="string" office:string-value="2.42" calcext:value-type="string">
            <text:p>2.4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2.38</text:p>
          </table:table-cell>
          <table:table-cell table:formula="of:=[.B37]" office:value-type="string" office:string-value="2.38" calcext:value-type="string">
            <text:p>2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2.37</text:p>
          </table:table-cell>
          <table:table-cell table:formula="of:=[.B38]" office:value-type="string" office:string-value="2.37" calcext:value-type="string">
            <text:p>2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2.30</text:p>
          </table:table-cell>
          <table:table-cell table:formula="of:=[.B39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2.30</text:p>
          </table:table-cell>
          <table:table-cell table:formula="of:=[.B40]" office:value-type="string" office:string-value="2.30" calcext:value-type="string">
            <text:p>2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2.28</text:p>
          </table:table-cell>
          <table:table-cell table:formula="of:=[.B41]" office:value-type="string" office:string-value="2.28" calcext:value-type="string">
            <text:p>2.2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2.28</text:p>
          </table:table-cell>
          <table:table-cell table:formula="of:=[.B42]" office:value-type="string" office:string-value="2.28" calcext:value-type="string">
            <text:p>2.2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2.21</text:p>
          </table:table-cell>
          <table:table-cell table:formula="of:=[.B43]" office:value-type="string" office:string-value="2.21" calcext:value-type="string">
            <text:p>2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2.17</text:p>
          </table:table-cell>
          <table:table-cell table:formula="of:=[.B44]" office:value-type="string" office:string-value="2.17" calcext:value-type="string">
            <text:p>2.1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2.14</text:p>
          </table:table-cell>
          <table:table-cell table:formula="of:=[.B45]" office:value-type="string" office:string-value="2.14" calcext:value-type="string">
            <text:p>2.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2.14</text:p>
          </table:table-cell>
          <table:table-cell table:formula="of:=[.B46]" office:value-type="string" office:string-value="2.14" calcext:value-type="string">
            <text:p>2.1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2.13</text:p>
          </table:table-cell>
          <table:table-cell table:formula="of:=[.B47]" office:value-type="string" office:string-value="2.13" calcext:value-type="string">
            <text:p>2.1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2.09</text:p>
          </table:table-cell>
          <table:table-cell table:formula="of:=[.B48]" office:value-type="string" office:string-value="2.09" calcext:value-type="string">
            <text:p>2.0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2.06</text:p>
          </table:table-cell>
          <table:table-cell table:formula="of:=[.B49]" office:value-type="string" office:string-value="2.06" calcext:value-type="string">
            <text:p>2.0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2.04</text:p>
          </table:table-cell>
          <table:table-cell table:formula="of:=[.B50]" office:value-type="string" office:string-value="2.04" calcext:value-type="string">
            <text:p>2.0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2.03</text:p>
          </table:table-cell>
          <table:table-cell table:formula="of:=[.B51]" office:value-type="string" office:string-value="2.03" calcext:value-type="string">
            <text:p>2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2.01</text:p>
          </table:table-cell>
          <table:table-cell table:formula="of:=[.B52]" office:value-type="string" office:string-value="2.01" calcext:value-type="string">
            <text:p>2.0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2.00</text:p>
          </table:table-cell>
          <table:table-cell table:formula="of:=[.B53]" office:value-type="string" office:string-value="2.00" calcext:value-type="string">
            <text:p>2.0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1.97</text:p>
          </table:table-cell>
          <table:table-cell table:formula="of:=[.B54]" office:value-type="string" office:string-value="1.97" calcext:value-type="string">
            <text:p>1.9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1.95</text:p>
          </table:table-cell>
          <table:table-cell table:formula="of:=[.B55]" office:value-type="string" office:string-value="1.95" calcext:value-type="string">
            <text:p>1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1.89</text:p>
          </table:table-cell>
          <table:table-cell table:formula="of:=[.B56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1.89</text:p>
          </table:table-cell>
          <table:table-cell table:formula="of:=[.B57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1.89</text:p>
          </table:table-cell>
          <table:table-cell table:formula="of:=[.B58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1.89</text:p>
          </table:table-cell>
          <table:table-cell table:formula="of:=[.B59]" office:value-type="string" office:string-value="1.89" calcext:value-type="string">
            <text:p>1.8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1.88</text:p>
          </table:table-cell>
          <table:table-cell table:formula="of:=[.B60]" office:value-type="string" office:string-value="1.88" calcext:value-type="string">
            <text:p>1.8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1.87</text:p>
          </table:table-cell>
          <table:table-cell table:formula="of:=[.B61]" office:value-type="string" office:string-value="1.87" calcext:value-type="string">
            <text:p>1.8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1.84</text:p>
          </table:table-cell>
          <table:table-cell table:formula="of:=[.B62]" office:value-type="string" office:string-value="1.84" calcext:value-type="string">
            <text:p>1.8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1.81</text:p>
          </table:table-cell>
          <table:table-cell table:formula="of:=[.B63]" office:value-type="string" office:string-value="1.81" calcext:value-type="string">
            <text:p>1.8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1.80</text:p>
          </table:table-cell>
          <table:table-cell table:formula="of:=[.B64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1.78</text:p>
          </table:table-cell>
          <table:table-cell table:formula="of:=[.B65]" office:value-type="string" office:string-value="1.78" calcext:value-type="string">
            <text:p>1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1.78</text:p>
          </table:table-cell>
          <table:table-cell table:formula="of:=[.B66]" office:value-type="string" office:string-value="1.78" calcext:value-type="string">
            <text:p>1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1.74</text:p>
          </table:table-cell>
          <table:table-cell table:formula="of:=[.B67]" office:value-type="string" office:string-value="1.74" calcext:value-type="string">
            <text:p>1.7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1.71</text:p>
          </table:table-cell>
          <table:table-cell table:formula="of:=[.B68]" office:value-type="string" office:string-value="1.71" calcext:value-type="string">
            <text:p>1.7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1.69</text:p>
          </table:table-cell>
          <table:table-cell table:formula="of:=[.B69]" office:value-type="string" office:string-value="1.69" calcext:value-type="string">
            <text:p>1.6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1.68</text:p>
          </table:table-cell>
          <table:table-cell table:formula="of:=[.B70]" office:value-type="string" office:string-value="1.68" calcext:value-type="string">
            <text:p>1.6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1.66</text:p>
          </table:table-cell>
          <table:table-cell table:formula="of:=[.B71]" office:value-type="string" office:string-value="1.66" calcext:value-type="string">
            <text:p>1.6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1.64</text:p>
          </table:table-cell>
          <table:table-cell table:formula="of:=[.B72]" office:value-type="string" office:string-value="1.64" calcext:value-type="string">
            <text:p>1.6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1.57</text:p>
          </table:table-cell>
          <table:table-cell table:formula="of:=[.B73]" office:value-type="string" office:string-value="1.57" calcext:value-type="string">
            <text:p>1.5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1.57</text:p>
          </table:table-cell>
          <table:table-cell table:formula="of:=[.B74]" office:value-type="string" office:string-value="1.57" calcext:value-type="string">
            <text:p>1.5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1.53</text:p>
          </table:table-cell>
          <table:table-cell table:formula="of:=[.B75]" office:value-type="string" office:string-value="1.53" calcext:value-type="string">
            <text:p>1.5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1.52</text:p>
          </table:table-cell>
          <table:table-cell table:formula="of:=[.B76]" office:value-type="string" office:string-value="1.52" calcext:value-type="string">
            <text:p>1.5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1.50</text:p>
          </table:table-cell>
          <table:table-cell table:formula="of:=[.B77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1.50</text:p>
          </table:table-cell>
          <table:table-cell table:formula="of:=[.B78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1.48</text:p>
          </table:table-cell>
          <table:table-cell table:formula="of:=[.B79]" office:value-type="string" office:string-value="1.48" calcext:value-type="string">
            <text:p>1.4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1.44</text:p>
          </table:table-cell>
          <table:table-cell table:formula="of:=[.B80]" office:value-type="string" office:string-value="1.44" calcext:value-type="string">
            <text:p>1.4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1.44</text:p>
          </table:table-cell>
          <table:table-cell table:formula="of:=[.B81]" office:value-type="string" office:string-value="1.44" calcext:value-type="string">
            <text:p>1.4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1.43</text:p>
          </table:table-cell>
          <table:table-cell table:formula="of:=[.B82]" office:value-type="string" office:string-value="1.43" calcext:value-type="string">
            <text:p>1.4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1.41</text:p>
          </table:table-cell>
          <table:table-cell table:formula="of:=[.B83]" office:value-type="string" office:string-value="1.41" calcext:value-type="string">
            <text:p>1.4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1.39</text:p>
          </table:table-cell>
          <table:table-cell table:formula="of:=[.B84]" office:value-type="string" office:string-value="1.39" calcext:value-type="string">
            <text:p>1.3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1.38</text:p>
          </table:table-cell>
          <table:table-cell table:formula="of:=[.B85]" office:value-type="string" office:string-value="1.38" calcext:value-type="string">
            <text:p>1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1.38</text:p>
          </table:table-cell>
          <table:table-cell table:formula="of:=[.B86]" office:value-type="string" office:string-value="1.38" calcext:value-type="string">
            <text:p>1.3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1.37</text:p>
          </table:table-cell>
          <table:table-cell table:formula="of:=[.B87]" office:value-type="string" office:string-value="1.37" calcext:value-type="string">
            <text:p>1.3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1.36</text:p>
          </table:table-cell>
          <table:table-cell table:formula="of:=[.B88]" office:value-type="string" office:string-value="1.36" calcext:value-type="string">
            <text:p>1.3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1.36</text:p>
          </table:table-cell>
          <table:table-cell table:formula="of:=[.B89]" office:value-type="string" office:string-value="1.36" calcext:value-type="string">
            <text:p>1.3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1.35</text:p>
          </table:table-cell>
          <table:table-cell table:formula="of:=[.B90]" office:value-type="string" office:string-value="1.35" calcext:value-type="string">
            <text:p>1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1.33</text:p>
          </table:table-cell>
          <table:table-cell table:formula="of:=[.B91]" office:value-type="string" office:string-value="1.33" calcext:value-type="string">
            <text:p>1.3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1.33</text:p>
          </table:table-cell>
          <table:table-cell table:formula="of:=[.B92]" office:value-type="string" office:string-value="1.33" calcext:value-type="string">
            <text:p>1.3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1.32</text:p>
          </table:table-cell>
          <table:table-cell table:formula="of:=[.B93]" office:value-type="string" office:string-value="1.32" calcext:value-type="string">
            <text:p>1.3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1.31</text:p>
          </table:table-cell>
          <table:table-cell table:formula="of:=[.B94]" office:value-type="string" office:string-value="1.31" calcext:value-type="string">
            <text:p>1.3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1.30</text:p>
          </table:table-cell>
          <table:table-cell table:formula="of:=[.B95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1.29</text:p>
          </table:table-cell>
          <table:table-cell table:formula="of:=[.B96]" office:value-type="string" office:string-value="1.29" calcext:value-type="string">
            <text:p>1.2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1.27</text:p>
          </table:table-cell>
          <table:table-cell table:formula="of:=[.B97]" office:value-type="string" office:string-value="1.27" calcext:value-type="string">
            <text:p>1.2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1.26</text:p>
          </table:table-cell>
          <table:table-cell table:formula="of:=[.B98]" office:value-type="string" office:string-value="1.26" calcext:value-type="string">
            <text:p>1.2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1.26</text:p>
          </table:table-cell>
          <table:table-cell table:formula="of:=[.B99]" office:value-type="string" office:string-value="1.26" calcext:value-type="string">
            <text:p>1.2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1.25</text:p>
          </table:table-cell>
          <table:table-cell table:formula="of:=[.B100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1.25</text:p>
          </table:table-cell>
          <table:table-cell table:formula="of:=[.B101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1.25</text:p>
          </table:table-cell>
          <table:table-cell table:formula="of:=[.B102]" office:value-type="string" office:string-value="1.25" calcext:value-type="string">
            <text:p>1.2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1.23</text:p>
          </table:table-cell>
          <table:table-cell table:formula="of:=[.B103]" office:value-type="string" office:string-value="1.23" calcext:value-type="string">
            <text:p>1.2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1.22</text:p>
          </table:table-cell>
          <table:table-cell table:formula="of:=[.B104]" office:value-type="string" office:string-value="1.22" calcext:value-type="string">
            <text:p>1.2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1.22</text:p>
          </table:table-cell>
          <table:table-cell table:formula="of:=[.B105]" office:value-type="string" office:string-value="1.22" calcext:value-type="string">
            <text:p>1.2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1.21</text:p>
          </table:table-cell>
          <table:table-cell table:formula="of:=[.B106]" office:value-type="string" office:string-value="1.21" calcext:value-type="string">
            <text:p>1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1.21</text:p>
          </table:table-cell>
          <table:table-cell table:formula="of:=[.B107]" office:value-type="string" office:string-value="1.21" calcext:value-type="string">
            <text:p>1.2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1.19</text:p>
          </table:table-cell>
          <table:table-cell table:formula="of:=[.B108]" office:value-type="string" office:string-value="1.19" calcext:value-type="string">
            <text:p>1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k.html" xlink:type="simple">North Macedonia</text:a> </text:p>
          </table:table-cell>
          <table:table-cell office:value-type="string" calcext:value-type="string">
            <text:p>1.19</text:p>
          </table:table-cell>
          <table:table-cell table:formula="of:=[.B109]" office:value-type="string" office:string-value="1.19" calcext:value-type="string">
            <text:p>1.1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1.19</text:p>
          </table:table-cell>
          <table:table-cell table:formula="of:=[.B110]" office:value-type="string" office:string-value="1.19" calcext:value-type="string">
            <text:p>1.1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1.16</text:p>
          </table:table-cell>
          <table:table-cell table:formula="of:=[.B111]" office:value-type="string" office:string-value="1.16" calcext:value-type="string">
            <text:p>1.1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1.13</text:p>
          </table:table-cell>
          <table:table-cell table:formula="of:=[.B112]" office:value-type="string" office:string-value="1.13" calcext:value-type="string">
            <text:p>1.1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1.11</text:p>
          </table:table-cell>
          <table:table-cell table:formula="of:=[.B113]" office:value-type="string" office:string-value="1.11" calcext:value-type="string">
            <text:p>1.1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1.04</text:p>
          </table:table-cell>
          <table:table-cell table:formula="of:=[.B114]" office:value-type="string" office:string-value="1.04" calcext:value-type="string">
            <text:p>1.0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1.04</text:p>
          </table:table-cell>
          <table:table-cell table:formula="of:=[.B115]" office:value-type="string" office:string-value="1.04" calcext:value-type="string">
            <text:p>1.0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1.03</text:p>
          </table:table-cell>
          <table:table-cell table:formula="of:=[.B116]" office:value-type="string" office:string-value="1.03" calcext:value-type="string">
            <text:p>1.0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0.99</text:p>
          </table:table-cell>
          <table:table-cell table:formula="of:=[.B117]" office:value-type="string" office:string-value="0.99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0.99</text:p>
          </table:table-cell>
          <table:table-cell table:formula="of:=[.B118]" office:value-type="string" office:string-value="0.99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0.99</text:p>
          </table:table-cell>
          <table:table-cell table:formula="of:=[.B119]" office:value-type="string" office:string-value="0.99" calcext:value-type="string">
            <text:p>0.9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0.98</text:p>
          </table:table-cell>
          <table:table-cell table:formula="of:=[.B120]" office:value-type="string" office:string-value="0.98" calcext:value-type="string">
            <text:p>0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0.98</text:p>
          </table:table-cell>
          <table:table-cell table:formula="of:=[.B121]" office:value-type="string" office:string-value="0.98" calcext:value-type="string">
            <text:p>0.9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0.95</text:p>
          </table:table-cell>
          <table:table-cell table:formula="of:=[.B122]" office:value-type="string" office:string-value="0.95" calcext:value-type="string">
            <text:p>0.9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0.93</text:p>
          </table:table-cell>
          <table:table-cell table:formula="of:=[.B123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0.93</text:p>
          </table:table-cell>
          <table:table-cell table:formula="of:=[.B124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0.93</text:p>
          </table:table-cell>
          <table:table-cell table:formula="of:=[.B125]" office:value-type="string" office:string-value="0.93" calcext:value-type="string">
            <text:p>0.9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0.92</text:p>
          </table:table-cell>
          <table:table-cell table:formula="of:=[.B126]" office:value-type="string" office:string-value="0.92" calcext:value-type="string">
            <text:p>0.9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0.92</text:p>
          </table:table-cell>
          <table:table-cell table:formula="of:=[.B127]" office:value-type="string" office:string-value="0.92" calcext:value-type="string">
            <text:p>0.9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0.86</text:p>
          </table:table-cell>
          <table:table-cell table:formula="of:=[.B128]" office:value-type="string" office:string-value="0.86" calcext:value-type="string">
            <text:p>0.8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0.86</text:p>
          </table:table-cell>
          <table:table-cell table:formula="of:=[.B129]" office:value-type="string" office:string-value="0.86" calcext:value-type="string">
            <text:p>0.8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0.85</text:p>
          </table:table-cell>
          <table:table-cell table:formula="of:=[.B130]" office:value-type="string" office:string-value="0.85" calcext:value-type="string">
            <text:p>0.8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kv.html" xlink:type="simple">Kosovo</text:a> </text:p>
          </table:table-cell>
          <table:table-cell office:value-type="string" calcext:value-type="string">
            <text:p>0.80</text:p>
          </table:table-cell>
          <table:table-cell table:formula="of:=[.B131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0.80</text:p>
          </table:table-cell>
          <table:table-cell table:formula="of:=[.B132]" office:value-type="string" office:string-value="0.80" calcext:value-type="string">
            <text:p>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0.78</text:p>
          </table:table-cell>
          <table:table-cell table:formula="of:=[.B133]" office:value-type="string" office:string-value="0.78" calcext:value-type="string">
            <text:p>0.7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0.77</text:p>
          </table:table-cell>
          <table:table-cell table:formula="of:=[.B134]" office:value-type="string" office:string-value="0.77" calcext:value-type="string">
            <text:p>0.7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0.74</text:p>
          </table:table-cell>
          <table:table-cell table:formula="of:=[.B135]" office:value-type="string" office:string-value="0.74" calcext:value-type="string">
            <text:p>0.7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0.72</text:p>
          </table:table-cell>
          <table:table-cell table:formula="of:=[.B136]" office:value-type="string" office:string-value="0.72" calcext:value-type="string">
            <text:p>0.72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0.68</text:p>
          </table:table-cell>
          <table:table-cell table:formula="of:=[.B137]" office:value-type="string" office:string-value="0.68" calcext:value-type="string">
            <text:p>0.6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0.68</text:p>
          </table:table-cell>
          <table:table-cell table:formula="of:=[.B138]" office:value-type="string" office:string-value="0.68" calcext:value-type="string">
            <text:p>0.6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0.67</text:p>
          </table:table-cell>
          <table:table-cell table:formula="of:=[.B139]" office:value-type="string" office:string-value="0.67" calcext:value-type="string">
            <text:p>0.6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0.64</text:p>
          </table:table-cell>
          <table:table-cell table:formula="of:=[.B140]" office:value-type="string" office:string-value="0.64" calcext:value-type="string">
            <text:p>0.6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0.61</text:p>
          </table:table-cell>
          <table:table-cell table:formula="of:=[.B141]" office:value-type="string" office:string-value="0.61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0.61</text:p>
          </table:table-cell>
          <table:table-cell table:formula="of:=[.B142]" office:value-type="string" office:string-value="0.61" calcext:value-type="string">
            <text:p>0.6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0.60</text:p>
          </table:table-cell>
          <table:table-cell table:formula="of:=[.B143]" office:value-type="string" office:string-value="0.60" calcext:value-type="string">
            <text:p>0.60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0.58</text:p>
          </table:table-cell>
          <table:table-cell table:formula="of:=[.B144]" office:value-type="string" office:string-value="0.58" calcext:value-type="string">
            <text:p>0.5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0.56</text:p>
          </table:table-cell>
          <table:table-cell table:formula="of:=[.B145]" office:value-type="string" office:string-value="0.56" calcext:value-type="string">
            <text:p>0.56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0.55</text:p>
          </table:table-cell>
          <table:table-cell table:formula="of:=[.B146]" office:value-type="string" office:string-value="0.55" calcext:value-type="string">
            <text:p>0.5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0.54</text:p>
          </table:table-cell>
          <table:table-cell table:formula="of:=[.B147]" office:value-type="string" office:string-value="0.54" calcext:value-type="string">
            <text:p>0.54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0.51</text:p>
          </table:table-cell>
          <table:table-cell table:formula="of:=[.B148]" office:value-type="string" office:string-value="0.51" calcext:value-type="string">
            <text:p>0.5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0.49</text:p>
          </table:table-cell>
          <table:table-cell table:formula="of:=[.B149]" office:value-type="string" office:string-value="0.49" calcext:value-type="string">
            <text:p>0.4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0.49</text:p>
          </table:table-cell>
          <table:table-cell table:formula="of:=[.B150]" office:value-type="string" office:string-value="0.49" calcext:value-type="string">
            <text:p>0.49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0.41</text:p>
          </table:table-cell>
          <table:table-cell table:formula="of:=[.B151]" office:value-type="string" office:string-value="0.41" calcext:value-type="string">
            <text:p>0.41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0.35</text:p>
          </table:table-cell>
          <table:table-cell table:formula="of:=[.B152]" office:value-type="string" office:string-value="0.35" calcext:value-type="string">
            <text:p>0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0.35</text:p>
          </table:table-cell>
          <table:table-cell table:formula="of:=[.B153]" office:value-type="string" office:string-value="0.35" calcext:value-type="string">
            <text:p>0.3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0.33</text:p>
          </table:table-cell>
          <table:table-cell table:formula="of:=[.B154]" office:value-type="string" office:string-value="0.33" calcext:value-type="string">
            <text:p>0.33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0.30</text:p>
          </table:table-cell>
          <table:table-cell table:formula="of:=[.B155]" office:value-type="string" office:string-value="0.30" calcext:value-type="string">
            <text:p>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0.27</text:p>
          </table:table-cell>
          <table:table-cell table:formula="of:=[.B156]" office:value-type="string" office:string-value="0.27" calcext:value-type="string">
            <text:p>0.2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0.19</text:p>
          </table:table-cell>
          <table:table-cell table:formula="of:=[.B157]" office:value-type="string" office:string-value="0.19" calcext:value-type="string">
            <text:p>0.1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0.18</text:p>
          </table:table-cell>
          <table:table-cell table:formula="of:=[.B158]" office:value-type="string" office:string-value="0.18" calcext:value-type="string">
            <text:p>0.18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0.16</text:p>
          </table:table-cell>
          <table:table-cell table:formula="of:=[.B159]" office:value-type="string" office:string-value="0.16" calcext:value-type="string">
            <text:p>0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6:09:47.643000000</meta:creation-date>
    <dc:date>2023-07-19T16:10:45.710000000</dc:date>
    <meta:editing-duration>PT58S</meta:editing-duration>
    <meta:editing-cycles>1</meta:editing-cycles>
    <meta:document-statistic meta:table-count="1" meta:cell-count="476" meta:object-count="0"/>
    <meta:generator>LibreOffice/6.2.4.2$Windows_X86_64 LibreOffice_project/2412653d852ce75f65fbfa83fb7e7b669a126d64</meta:generator>
  </office:meta>
</office:document-meta>
</file>